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officeooo:rsid="001169d4" officeooo:paragraph-rsid="001169d4" style:font-size-asian="16pt" style:font-size-complex="16pt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6" style:family="paragraph" style:parent-style-name="Standard">
      <style:text-properties officeooo:rsid="001169d4"/>
    </style:style>
    <style:style style:name="P7" style:family="paragraph" style:parent-style-name="Standard">
      <style:text-properties fo:font-style="normal" style:text-underline-style="none" officeooo:rsid="001169d4" officeooo:paragraph-rsid="001169d4" style:font-style-asian="normal" style:font-style-complex="normal"/>
    </style:style>
    <style:style style:name="P8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9" style:family="paragraph" style:parent-style-name="Standard">
      <style:text-properties fo:font-size="15pt" fo:font-style="italic" style:text-underline-style="solid" style:text-underline-width="auto" style:text-underline-color="font-color" officeooo:paragraph-rsid="00118e02" style:font-size-asian="15pt" style:font-style-asian="italic" style:font-size-complex="15pt" style:font-style-complex="italic"/>
    </style:style>
    <style:style style:name="P10" style:family="paragraph" style:parent-style-name="Standard">
      <style:text-properties fo:font-size="15pt" officeooo:paragraph-rsid="00118e02" style:font-size-asian="15pt" style:font-size-complex="15pt"/>
    </style:style>
    <style:style style:name="P11" style:family="paragraph" style:parent-style-name="Standard">
      <style:text-properties fo:font-size="15pt" fo:font-style="normal" style:text-underline-style="none" officeooo:paragraph-rsid="00118e02" style:font-size-asian="15pt" style:font-style-asian="normal" style:font-size-complex="15pt" style:font-style-complex="normal"/>
    </style:style>
    <style:style style:name="P12" style:family="paragraph" style:parent-style-name="Standard">
      <style:text-properties fo:font-size="12pt" fo:font-style="italic" style:text-underline-style="solid" style:text-underline-width="auto" style:text-underline-color="font-color" officeooo:paragraph-rsid="00118e02" style:font-size-asian="12pt" style:font-style-asian="italic" style:font-size-complex="12pt" style:font-style-complex="italic"/>
    </style:style>
    <style:style style:name="P13" style:family="paragraph" style:parent-style-name="Standard">
      <style:text-properties fo:font-size="12pt" fo:font-style="normal" style:text-underline-style="none" officeooo:paragraph-rsid="00118e02" style:font-size-asian="12pt" style:font-style-asian="normal" style:font-size-complex="12pt" style:font-style-complex="normal"/>
    </style:style>
    <style:style style:name="T1" style:family="text">
      <style:text-properties officeooo:rsid="001169d4"/>
    </style:style>
    <style:style style:name="T2" style:family="text">
      <style:text-properties officeooo:rsid="00118e02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<text:span text:style-name="T1">3</text:span></text:p>
      <text:p text:style-name="P2">Nombre: Palau Enzo</text:p>
      <text:p text:style-name="Standard"/>
      <text:p text:style-name="P3">Ejercicio 1.</text:p>
      <text:p text:style-name="P3"/>
      <text:p text:style-name="P4">Defina qué es un objeto. De ejemplos concretos</text:p>
      <text:p text:style-name="P4"/>
      <text:p text:style-name="Standard"><text:span text:style-name="T1">C</text:span>onjunto de datos relacionados que identifican el estado actual del objeto mas un conjunto de</text:p>
      <text:p text:style-name="Standard">comportamientos. Generalmente estos modelan una entidad física o conceptual.</text:p>
      <text:p text:style-name="Standard">EJ:</text:p>
      <text:p text:style-name="Standard">Se puede escribir un programa que monitorea el sueldo de los empleados. En este sistema seria lógico tener un objeto empleado, donde su estado conste del nombre y su sueldo.</text:p>
      <text:p text:style-name="Standard">Dentro de dicho objeto encontraríamos su comportamiento, como por ejemplo, un método Salario.</text:p>
      <text:p text:style-name="Standard"/>
      <text:p text:style-name="P5">Defina qué es una clase. De ejemplos concretos.</text:p>
      <text:p text:style-name="P5"/>
      <text:p text:style-name="Standard">Hablando ampliamente, una clase es una descripción de todos los objetos que define. Como tal, es una abstracción, un concepto aparte de cualquier instancia en particular. Esta va a agruparse de acuerdo a sus atributos y comportamientos.</text:p>
      <text:p text:style-name="Standard">Las variables de instancia de una clase especifican el tipo de dato que un objeto puede almacenar. El</text:p>
      <text:p text:style-name="Standard">método de instancia especifica el comportamiento que un objeto puede tener.</text:p>
      <text:p text:style-name="P6">Por ejemplo la clase persona, especificar sus datos, método saludar etc</text:p>
      <text:p text:style-name="Standard"/>
      <text:p text:style-name="P5">¿Cuál es la diferencia entre un objeto y una clase?</text:p>
      <text:p text:style-name="P5"/>
      <text:p text:style-name="Standard">Como se menciono anteriormente, ambas están íntimamente relacionadas, las clases se encargan de</text:p>
      <text:p text:style-name="Standard">agrupar un conjunto de objetos con atributos, comportamientos y responsabilidades iguales. Los objetos se pueden ver como toda entidad física o abstracta que dicha clase representa.</text:p>
      <text:p text:style-name="Standard">Posteriormente en la ejecución del programa se pueden crear instancias de dichos objetos.</text:p>
      <text:p text:style-name="Standard"/>
      <text:p text:style-name="P5">¿Todos los lenguajes de objetos poseen clases? ¿Cuales no? ¿Qué</text:p>
      <text:p text:style-name="P5">ventajas y desventajas tienen entre sí?</text:p>
      <text:p text:style-name="P5"/>
      <text:p text:style-name="P7">No todos, usarlos dependerá de el problema.</text:p>
      <text:p text:style-name="P7"/>
      <text:p text:style-name="P7">Las ventajas son el encapsulamiento,herencia,y abstracción; como desventajas la complejidad y el acoplamiento. </text:p>
      <text:p text:style-name="P5"/>
      <text:p text:style-name="P5"/>
      <text:p text:style-name="P10">Ejercicio <text:span text:style-name="T2">3</text:span>.</text:p>
      <text:p text:style-name="P10"/>
      <text:p text:style-name="P9">¿<text:span text:style-name="T4">Cuál es la diferencia entre mensaje y método?</text:span></text:p>
      <text:p text:style-name="P11"><text:span text:style-name="T4">Un mensaje es una solicitud o llamada que un objeto le hace a otro objeto para que realice cierta acción o para obtener información. Los mensajes son la forma en que los objetos interactúan entre sí en un sistema orientado a objetos. Un mensaje incluye el nombre del método que se desea invocar en el objeto receptor, junto con los argumentos necesarios para ese método.</text:span></text:p>
      <text:p text:style-name="P9"/>
      <text:p text:style-name="P12">¿Cuál es la diferencia entre enviar un mensaje e invocar una función en el paradigma estructurado?</text:p>
      <text:p text:style-name="P12"/>
      <text:p text:style-name="P13"><text:soft-page-break/><text:span text:style-name="T2">E</text:span>n la programación estructurada se invocan funciones mediante su nombre para ejecutar un bloque de código, mientras que en la programación orientada a objetos se envían mensajes a objetos para solicitar que ejecuten métodos específicos asociados a sus clases </text:p>
      <text:p text:style-name="P13"/>
      <text:p text:style-name="P12">¿Qué relación tiene la separación mensaje/método con el dynamic binding?</text:p>
      <text:p text:style-name="P12"/>
      <text:p text:style-name="P13">En resumen, la separación entre mensajes y métodos en la programación orientada a objetos se relaciona con el dynamic binding, ya que el enlace dinámico determina qué método concreto se invocará en respuesta a un mensaje enviado a un objeto. Esto facilita la implementación de polimorfismo y contribuye a la flexibilidad y extensibilidad del diseño orientado a objetos </text:p>
      <text:p text:style-name="P13"/>
      <text:p text:style-name="P12">+ − ∗/ ¿Son mensajes, métodos o funciones? Justificar</text:p>
      <text:p text:style-name="P12"/>
      <text:p text:style-name="P13">Si bien no son mensajes ni métodos en el contexto clásico de la programación orientada a objetos, se utilizan dentro de funciones y métodos para realizar cálculos específico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2T11:20:11.253000000</meta:creation-date>
    <dc:date>2023-08-22T12:09:09.038000000</dc:date>
    <meta:editing-duration>PT35M25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31" meta:word-count="500" meta:character-count="3174" meta:non-whitespace-character-count="2701"/>
  </office:meta>
</office:document-meta>
</file>